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t_risk_propn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owerAge</text:p>
          </table:table-cell>
          <table:table-cell office:value-type="string" calcext:value-type="string">
            <text:p>upperAge</text:p>
          </table:table-cell>
          <table:table-cell office:value-type="string" calcext:value-type="string">
            <text:p>ageGroup</text:p>
          </table:table-cell>
          <table:table-cell office:value-type="string" calcext:value-type="string">
            <text:p>N_atRi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n_atRis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33780" calcext:value-type="float">
            <text:p>33780</text:p>
          </table:table-cell>
          <table:table-cell table:formula="of:=SUM([.D2]/[.E2])" office:value-type="float" office:value="0.0214031971580817" calcext:value-type="float">
            <text:p>0.0214031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837" calcext:value-type="float">
            <text:p>15837</text:p>
          </table:table-cell>
          <table:table-cell office:value-type="float" office:value="287075" calcext:value-type="float">
            <text:p>287075</text:p>
          </table:table-cell>
          <table:table-cell table:formula="of:=SUM([.D3]/[.E3])" office:value-type="float" office:value="0.0551667682661325" calcext:value-type="float">
            <text:p>0.05516676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7197" calcext:value-type="float">
            <text:p>77197</text:p>
          </table:table-cell>
          <table:table-cell office:value-type="float" office:value="783844" calcext:value-type="float">
            <text:p>783844</text:p>
          </table:table-cell>
          <table:table-cell table:formula="of:=SUM([.D4]/[.E4])" office:value-type="float" office:value="0.0984851577609831" calcext:value-type="float">
            <text:p>0.09848515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3206" calcext:value-type="float">
            <text:p>63206</text:p>
          </table:table-cell>
          <table:table-cell office:value-type="float" office:value="724292" calcext:value-type="float">
            <text:p>724292</text:p>
          </table:table-cell>
          <table:table-cell table:formula="of:=SUM([.D5]/[.E5])" office:value-type="float" office:value="0.0872659093293865" calcext:value-type="float">
            <text:p>0.08726590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65827" calcext:value-type="float">
            <text:p>165827</text:p>
          </table:table-cell>
          <table:table-cell office:value-type="float" office:value="1803008" calcext:value-type="float">
            <text:p>1803008</text:p>
          </table:table-cell>
          <table:table-cell table:formula="of:=SUM([.D6]/[.E6])" office:value-type="float" office:value="0.0919724149865114" calcext:value-type="float">
            <text:p>0.0919724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01562" calcext:value-type="float">
            <text:p>301562</text:p>
          </table:table-cell>
          <table:table-cell office:value-type="float" office:value="1647783" calcext:value-type="float">
            <text:p>1647783</text:p>
          </table:table-cell>
          <table:table-cell table:formula="of:=SUM([.D7]/[.E7])" office:value-type="float" office:value="0.18301074838131" calcext:value-type="float">
            <text:p>0.18301074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56654" calcext:value-type="float">
            <text:p>456654</text:p>
          </table:table-cell>
          <table:table-cell office:value-type="float" office:value="1013979" calcext:value-type="float">
            <text:p>1013979</text:p>
          </table:table-cell>
          <table:table-cell table:formula="of:=SUM([.D8]/[.E8])" office:value-type="float" office:value="0.450358439375963" calcext:value-type="float">
            <text:p>0.4503584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6:45:19.902248728</dc:date>
    <dc:creator>James </dc:creator>
    <meta:editing-duration>PT2M2S</meta:editing-duration>
    <meta:editing-cycles>1</meta:editing-cycles>
    <meta:document-statistic meta:table-count="1" meta:cell-count="48" meta:object-count="0"/>
    <meta:generator>LibreOffice/5.0.3.2$Linux_X86_64 LibreOffice_project/00m0$Build-2</meta:generator>
  </office:meta>
</office:document-meta>
</file>